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style:text-autospace="none"/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style:text-autospace="none"/>
      <style:text-properties fo:color="#000000" style:font-name="Courier New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6" style:family="paragraph" style:parent-style-name="Standard">
      <style:paragraph-properties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paragraph-properties style:text-autospace="none"/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style:text-autospace="none"/>
      <style:text-properties fo:color="#228b22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style:text-autospace="none"/>
      <style:text-properties fo:color="#000000" style:font-name="Courier New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3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 style:list-style-name="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 style:list-style-name="">
      <style:paragraph-properties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style:text-autospace="none"/>
    </style:style>
    <style:style style:name="P17" style:family="paragraph" style:parent-style-name="Standard">
      <style:paragraph-properties style:text-autospace="none"/>
      <style:text-properties fo:color="#228b22"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 style:list-style-name="">
      <style:paragraph-properties style:text-autospace="none"/>
      <style:text-properties fo:color="#228b22"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 style:list-style-name="">
      <style:paragraph-properties style:text-autospace="none"/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style:text-autospace="none"/>
      <style:text-properties fo:color="#0000ff" style:font-name="Courier New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1" style:family="paragraph" style:parent-style-name="Standard">
      <style:paragraph-properties style:text-autospace="none"/>
      <style:text-properties fo:color="#ff0000" style:font-name="Courier New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2" style:family="paragraph" style:parent-style-name="Standard">
      <style:paragraph-properties style:text-autospace="none"/>
      <style:text-properties fo:color="#00cc00" style:font-name="Courier New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3" style:family="paragraph" style:parent-style-name="Standard">
      <style:paragraph-properties style:text-autospace="none"/>
      <style:text-properties fo:color="#66ffff" style:font-name="Courier New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4" style:family="paragraph" style:parent-style-name="Standard" style:list-style-name="">
      <style:paragraph-properties style:text-autospace="none"/>
    </style:style>
    <style:style style:name="T1" style:family="text">
      <style:text-properties fo:color="#000000"/>
    </style:style>
    <style:style style:name="T2" style:family="text">
      <style:text-properties fo:color="#000000" style:font-name="Courier New" style:font-name-asian="Courier New" style:font-name-complex="Courier New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fo:color="#a020f0"/>
    </style:style>
    <style:style style:name="T5" style:family="text">
      <style:text-properties fo:color="#228b22"/>
    </style:style>
    <style:style style:name="T6" style:family="text">
      <style:text-properties fo:color="#0000ff"/>
    </style:style>
    <style:style style:name="T7" style:family="text">
      <style:text-properties fo:color="#00cc3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pgift 1.</text:p>
      <text:p text:style-name="P1"/>
      <text:p text:style-name="P3">phi = [0:0.01:pi/2];</text:p>
      <text:p text:style-name="P2">x = cos(phi).^3; <text:span text:style-name="T5">% x är beroende av phi</text:span></text:p>
      <text:p text:style-name="P2">y = 1.5*sin(phi)-sin(phi).^3;</text:p>
      <text:p text:style-name="P2"><text:s/></text:p>
      <text:p text:style-name="P2">plot(x, y) <text:span text:style-name="T5">% Rita halva kaustikan</text:span></text:p>
      <text:p text:style-name="P6"><text:span text:style-name="T1">hold </text:span><text:span text:style-name="T4">on</text:span><text:span text:style-name="T1">;</text:span></text:p>
      <text:p text:style-name="P2">plot(-x, y) <text:span text:style-name="T5">% Spegla halvan i y-axeln</text:span></text:p>
      <text:p text:style-name="P6"><text:span text:style-name="T1">hold </text:span><text:span text:style-name="T4">on</text:span><text:span text:style-name="T1">;</text:span></text:p>
      <text:p text:style-name="P2"><text:s/></text:p>
      <text:p text:style-name="P2">h = 10;</text:p>
      <text:p text:style-name="P6"><text:span text:style-name="T1">format </text:span><text:span text:style-name="T4">compact</text:span></text:p>
      <text:p text:style-name="P6"><text:span text:style-name="T1">phi = acos(0.6^(1/3)); </text:span><text:span text:style-name="T5">% Phi when x=0.6</text:span></text:p>
      <text:p text:style-name="P6"><text:span text:style-name="T6">while</text:span><text:span text:style-name="T1"> abs(h) &gt; 1.0e-10*abs(x),</text:span></text:p>
      <text:p text:style-name="P2"><text:s text:c="4"/>f = 1.5*sin(phi)-sin(phi)^3 -0.64;</text:p>
      <text:p text:style-name="P2"><text:s text:c="4"/>fp = -3*cos(phi)*(-0.5+sin(phi)^2);</text:p>
      <text:p text:style-name="P2"><text:s text:c="4"/>h = f/fp;</text:p>
      <text:p text:style-name="P2"><text:s text:c="4"/>disp([phi, f, fp h]);</text:p>
      <text:p text:style-name="P2"><text:s text:c="4"/>phi = phi-h;</text:p>
      <text:p text:style-name="P8">end</text:p>
      <text:p text:style-name="P11">% konvertera från phi till x</text:p>
      <text:p text:style-name="P2">x = cos(phi)^3;</text:p>
      <text:p text:style-name="P11">% rita stjärnor där y = ~0.64</text:p>
      <text:p text:style-name="P6"><text:span text:style-name="T1">plot(x, 0.64, </text:span><text:span text:style-name="T4">'*'</text:span><text:span text:style-name="T1">)</text:span></text:p>
      <text:p text:style-name="P6"><text:span text:style-name="T1">plot(-x, 0.64, </text:span><text:span text:style-name="T4">'*'</text:span><text:span text:style-name="T1">)</text:span></text:p>
      <text:p text:style-name="P2"><text:s/></text:p>
      <text:p text:style-name="P2">h = 10;</text:p>
      <text:p text:style-name="P6"><text:span text:style-name="T1">phi = acos(0.1^(1/3)); </text:span><text:span text:style-name="T5">% Phi when x=0.1</text:span></text:p>
      <text:p text:style-name="P6"><text:span text:style-name="T6">while</text:span><text:span text:style-name="T1"> abs(h) &gt; 1.0e-10*abs(phi),</text:span></text:p>
      <text:p text:style-name="P2"><text:s text:c="4"/>f = 1.5*sin(phi)-sin(phi)^3 -0.64;</text:p>
      <text:p text:style-name="P2"><text:s text:c="4"/>fp = -3*cos(phi)*(-0.5+sin(phi)^2);</text:p>
      <text:p text:style-name="P2"><text:s text:c="4"/>h = f/fp;</text:p>
      <text:p text:style-name="P2"><text:s text:c="4"/>phi = phi-h;</text:p>
      <text:p text:style-name="P8">end</text:p>
      <text:p text:style-name="P2">x = cos(phi)^3;</text:p>
      <text:p text:style-name="P6"><text:span text:style-name="T1">plot(x, 0.64, </text:span><text:span text:style-name="T4">'*'</text:span><text:span text:style-name="T1">)</text:span></text:p>
      <text:p text:style-name="P6"><text:span text:style-name="T1">plot(-x, 0.64, </text:span><text:span text:style-name="T4">'*'</text:span><text:span text:style-name="T1">)</text:span></text:p>
      <text:p text:style-name="P6"><text:span text:style-name="T1">hold </text:span><text:span text:style-name="T4">off</text:span></text:p>
      <text:p text:style-name="P1"><text:soft-page-break/><draw:frame draw:style-name="fr1" draw:name="graphics1" text:anchor-type="as-char" svg:width="13.263cm" svg:height="10.596cm" draw:z-index="0"><draw:image xlink:href="http://i.gyazo.com/f96f350fdaad3f9c016e0fdf62fd6853.png" xlink:type="simple" xlink:show="embed" xlink:actuate="onLoad"/></draw:frame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Uppgift 2.</text:p>
      <text:p text:style-name="P1"/>
      <text:p text:style-name="P1">a)</text:p>
      <text:p text:style-name="P3">x = [91 121 152 182 213 244];</text:p>
      <text:p text:style-name="P2">y = [13.2 15.8 18.0 18.4 16.6 14.1];</text:p>
      <text:p text:style-name="P2">A = [x'.^2 x' ones(size(x'))];</text:p>
      <text:p text:style-name="P2">coeffs = A\y';</text:p>
      <text:p text:style-name="P2">f = @(x) coeffs(1)*x.^2 + coeffs(2)*x + coeffs(3);</text:p>
      <text:p text:style-name="P2"><text:s/></text:p>
      <text:p text:style-name="P2">plot(x, y);</text:p>
      <text:p text:style-name="P6"><text:span text:style-name="T1">hold </text:span><text:span text:style-name="T4">on</text:span><text:span text:style-name="T1">;</text:span></text:p>
      <text:p text:style-name="P2">x = [91:244];</text:p>
      <text:p text:style-name="P2">plot(x, f(x))</text:p>
      <text:p text:style-name="P1"><draw:frame draw:style-name="fr1" draw:name="graphics2" text:anchor-type="as-char" svg:width="11.322cm" svg:height="8.042cm" draw:z-index="1"><draw:image xlink:href="http://i.gyazo.com/c2fd6d92d89428f5172a35f5429efc60.png" xlink:type="simple" xlink:show="embed" xlink:actuate="onLoad"/></draw:frame> </text:p>
      <text:p text:style-name="P1"/>
      <text:p text:style-name="P1">b)</text:p>
      <text:p text:style-name="P7"><text:span text:style-name="T1">hold </text:span><text:span text:style-name="T4">off</text:span><text:span text:style-name="T1">;</text:span></text:p>
      <text:p text:style-name="P2">t = [1 32 60 274 305 335 91 121 152 182 213 244];</text:p>
      <text:p text:style-name="P2">y = [6.1 8.0 10.4 11.4 8.7 6.6 13.2 15.8 18.0 18.4 16.6 14.1];</text:p>
      <text:p text:style-name="P2">T = 365;</text:p>
      <text:p text:style-name="P2">w = 2*pi/T;</text:p>
      <text:p text:style-name="P2">A = [ones(size(t')) cos(w*t') sin(w*t')];</text:p>
      <text:p text:style-name="P2">c = A\y';</text:p>
      <text:p text:style-name="P2">subplot(2, 2, 1)</text:p>
      <text:p text:style-name="P6"><text:span text:style-name="T1">plot(t, y, </text:span><text:span text:style-name="T4">'g*'</text:span><text:span text:style-name="T1">)</text:span></text:p>
      <text:p text:style-name="P6"><text:span text:style-name="T1">hold </text:span><text:span text:style-name="T4">on</text:span></text:p>
      <text:p text:style-name="P2">f = @(t) c(1) + c(2)*cos(w*t) + c(3)*sin(w*t);</text:p>
      <text:p text:style-name="P2">subplot(2, 2, 2)</text:p>
      <text:p text:style-name="P6"><text:span text:style-name="T1">plot(t, abs(f(t)-y), </text:span><text:span text:style-name="T4">'r*'</text:span><text:span text:style-name="T1">)</text:span></text:p>
      <text:p text:style-name="P2">subplot(2, 2, 1)</text:p>
      <text:p text:style-name="P2">t2 = 1:365;</text:p>
      <text:p text:style-name="P2">plot(t2, f(t2))<draw:frame draw:style-name="fr2" draw:name="graphics3" text:anchor-type="as-char" svg:y="-0.603cm" svg:width="11.647cm" svg:height="4.533cm" draw:z-index="2"><draw:image xlink:href="http://i.gyazo.com/5b6483e728538666a21b1d5a6e45722f.png" xlink:type="simple" xlink:show="embed" xlink:actuate="onLoad"/></draw:frame></text:p>
      <text:p text:style-name="P2"/>
      <text:p text:style-name="P5"><text:soft-page-break/>c)</text:p>
      <text:p text:style-name="P5"/>
      <text:p text:style-name="P4">t = [1 32 60 274 305 335 91 121 152 182 213 244];</text:p>
      <text:p text:style-name="P2">t = t';</text:p>
      <text:p text:style-name="P2">y = [6.1 8.0 10.4 11.4 8.7 6.6 13.2 15.8 18.0 18.4 16.6 14.1];</text:p>
      <text:p text:style-name="P2"><text:s/></text:p>
      <text:p text:style-name="P2">w = 2*pi/365;</text:p>
      <text:p text:style-name="P6"><text:span text:style-name="T1">k = 3; </text:span><text:span text:style-name="T5">% 9 funkar ungefär lika bra</text:span></text:p>
      <text:p text:style-name="P2">A = [ones(size(t)) cos(w*t) sin(w*t) cos(k*w*t) sin(k*w*t)];</text:p>
      <text:p text:style-name="P2"><text:s/></text:p>
      <text:p text:style-name="P2">c = A\y';</text:p>
      <text:p text:style-name="P2"><text:s/></text:p>
      <text:p text:style-name="P2">f = @(t) c(1) + c(2)*cos(w*t) + c(3)*sin(w*t) + c(4)*cos(k*w*t) + c(5)*sin(k*w*t);</text:p>
      <text:p text:style-name="P2">subplot(2, 2, 4)</text:p>
      <text:p text:style-name="P6"><text:span text:style-name="T1">plot(t, abs(f(t')-y), </text:span><text:span text:style-name="T4">'r*'</text:span><text:span text:style-name="T1">)</text:span></text:p>
      <text:p text:style-name="P2"><text:s/></text:p>
      <text:p text:style-name="P2">subplot(2, 2, 3)</text:p>
      <text:p text:style-name="P6"><text:span text:style-name="T1">plot(t, y, </text:span><text:span text:style-name="T4">'g*'</text:span><text:span text:style-name="T1">)</text:span></text:p>
      <text:p text:style-name="P6"><text:span text:style-name="T1">hold </text:span><text:span text:style-name="T4">on</text:span></text:p>
      <text:p text:style-name="P2">t2 = 1:365;</text:p>
      <text:p text:style-name="P2">plot(t2, f(t2))</text:p>
      <text:p text:style-name="P2"><text:s/></text:p>
      <text:p text:style-name="P6"><text:span text:style-name="T1">disp(sum((f(t')-y).^2)) </text:span><text:span text:style-name="T5">% Felkvadratsumma</text:span></text:p>
      <text:p text:style-name="P6"><text:span text:style-name="T1">disp(f(157)) </text:span><text:span text:style-name="T5">% Nationaldagen</text:span></text:p>
      <text:p text:style-name="P6"><text:span text:style-name="T1">plot(157, f(157), </text:span><text:span text:style-name="T4">'rO'</text:span><text:span text:style-name="T1">) </text:span><text:span text:style-name="T5">% Utritad nationaldag</text:span></text:p>
      <text:p text:style-name="P5"/>
      <text:p text:style-name="P10"><text:span text:style-name="T2"><draw:frame draw:style-name="fr1" draw:name="graphics4" text:anchor-type="as-char" svg:width="14.129cm" svg:height="5.953cm" draw:z-index="3"><draw:image xlink:href="http://i.gyazo.com/6d3641a1336c934eead09459d72fc40e.png" xlink:type="simple" xlink:show="embed" xlink:actuate="onLoad"/></draw:frame></text:span><text:span text:style-name="T2"> </text:span></text:p>
      <text:p text:style-name="P5"/>
      <text:p text:style-name="P5">Felkvadratsumma 0.0358</text:p>
      <text:p text:style-name="P5">Nationaldagslängd 18.2186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Uppgift 3.</text:p>
      <text:p text:style-name="P5"/>
      <text:p text:style-name="P11">% Noggrannhetsordning = p dÃ¤r h^p * konstant = trunkeringsfelet (1 fÃ¶r</text:p>
      <text:p text:style-name="P18">% front och 2 fÃ¶r central)</text:p>
      <text:p text:style-name="P18"><text:s/></text:p>
      <text:p text:style-name="P18">% funktioner (f, f-prim, f-prim med centraldifferens och f-prim med</text:p>
      <text:p text:style-name="P18">% framÃ¥tdifferens [uppgift a) och uppgift b)]</text:p>
      <text:p text:style-name="P14">f = @(x) 60*x - (((x.^2 + x + 0.1).^6)/((x+1).^6)) - 10 * x .*exp(-x);</text:p>
      <text:p text:style-name="P14">fp = @(x) 60 - 6 * (2*x + 1) * (x.^2 + x + 0.1).^5 / ((x+1).^6) + 6 * (x.^2 + x + 0.1).^6 / ((x+1).^7) + 10 * x .* exp(-x) - 10 * exp(-x);</text:p>
      <text:p text:style-name="P14">fpc = @(x, hh) (f(x+hh) - f(x-hh))/(2*hh);</text:p>
      <text:p text:style-name="P14">fpf = @(x, hh) (f(x+hh) - f(x))/(hh);</text:p>
      <text:p text:style-name="P14"><text:s/></text:p>
      <text:p text:style-name="P18">% uppskattar derivatans vÃ¤rde numeriskt och analytiskt i x=0.2 och x=1 [uppgift c)]</text:p>
      <text:p text:style-name="P18">% steglÃ¤ngden vid approximationen</text:p>
      <text:p text:style-name="P14">hh = 10^-6 </text:p>
      <text:p text:style-name="P14"><text:s/></text:p>
      <text:p text:style-name="P18">% x = 0.2</text:p>
      <text:p text:style-name="P14">f_prim_0_2 = fp(0.2)</text:p>
      <text:p text:style-name="P14">f_prim_central_0_2 = fpc(0.2, hh)</text:p>
      <text:p text:style-name="P14">f_prim_front_0_2 = fpf(0.2, hh)</text:p>
      <text:p text:style-name="P14"><text:s/></text:p>
      <text:p text:style-name="P18">% x = 1</text:p>
      <text:p text:style-name="P14">f_prim_1 = fp(1)</text:p>
      <text:p text:style-name="P14">f_prim_central_1 = fpc(1, hh)</text:p>
      <text:p text:style-name="P14">f_prim_front_1 = fpf(1, hh)</text:p>
      <text:p text:style-name="P14"><text:s/></text:p>
      <text:p text:style-name="P14">F = [[hh hh]; [f_prim_0_2 f_prim_1]; [f_prim_central_0_2 f_prim_central_1]; [f_prim_front_0_2 f_prim_front_1]];</text:p>
      <text:p text:style-name="P14"><text:s/></text:p>
      <text:p text:style-name="P15"><text:span text:style-name="T1">printmat(F', </text:span><text:span text:style-name="T4">'c)'</text:span><text:span text:style-name="T1">, </text:span><text:span text:style-name="T4">'x=0.2 x=1'</text:span><text:span text:style-name="T1">, </text:span><text:span text:style-name="T4">'h prim central front'</text:span><text:span text:style-name="T1">)</text:span></text:p>
      <text:p text:style-name="P14"><text:s/></text:p>
      <text:p text:style-name="P14"><text:s/></text:p>
      <text:p text:style-name="P18">% [uppgift d)]</text:p>
      <text:p text:style-name="P18">% jÃ¤mfÃ¶r ett diffarna mellan numeriskt och analytiskt fÃ¶r ett flertal</text:p>
      <text:p text:style-name="P18">% h-vÃ¤rden (se nedan). Dessa presenteras som enskilda resultat samt med en</text:p>
      <text:p text:style-name="P18">% diff mellan fpc och fp.</text:p>
      <text:p text:style-name="P18"><text:s/></text:p>
      <text:p text:style-name="P18">% en lista av alla approximationssteg h</text:p>
      <text:p text:style-name="P14">h=[1.E-3 1.E-4 1.E-5 1.E-6 1.E-7 1.E-8 1.E-9 1.E-10 1.E-11 1.E-12 1.E-13];</text:p>
      <text:p text:style-name="P14"><text:s/></text:p>
      <text:p text:style-name="P18">% itererar Ã¶ver h fÃ¶r att generera all data</text:p>
      <text:p text:style-name="P15"><text:span text:style-name="T6">for</text:span><text:span text:style-name="T1"> i = 1:11</text:span></text:p>
      <text:p text:style-name="P14"><text:s text:c="4"/>diff_fpc_fp_1(i) = fpc(1, h(i)) - fp(1);</text:p>
      <text:p text:style-name="P14"><text:s text:c="4"/>diff_fpf_fp_1(i) = fpf(1, h(i)) - fp(1);</text:p>
      <text:p text:style-name="P14"><text:s text:c="4"/>diff_fpc_fp_02(i) = fpc(0.2, h(i)) - fp(0.2);</text:p>
      <text:p text:style-name="P14"><text:s text:c="4"/>diff_fpf_fp_02(i) = fpf(0.2, h(i)) - fp(0.2);</text:p>
      <text:p text:style-name="P19">end</text:p>
      <text:p text:style-name="P19"><text:s/></text:p>
      <text:p text:style-name="P18">% skapar matrisen med all data</text:p>
      <text:p text:style-name="P14">M = [h; abs(diff_fpc_fp_1)];</text:p>
      <text:p text:style-name="P14"><text:s/></text:p>
      <text:p text:style-name="P18">% skriver ut matrisen</text:p>
      <text:p text:style-name="P15"><text:span text:style-name="T1">printmat(M', </text:span><text:span text:style-name="T4">'Test'</text:span><text:span text:style-name="T1">, </text:span><text:span text:style-name="T4">'Row1 Row2 Row3 Row4 Row5 Row6 Row7 Row8 Row9 Row10 Row11'</text:span><text:span text:style-name="T1">, </text:span><text:span text:style-name="T4">'h (fpc-fp) fpc fp'</text:span><text:span text:style-name="T1">)</text:span></text:p>
      <text:p text:style-name="P18">% sÃ¤tter upp vÃ¤rden/variabler fÃ¶r att plotta funktionen i loglog-diagram</text:p>
      <text:p text:style-name="P14">xx = logspace(-13,-3);</text:p>
      <text:p text:style-name="P18">%yy = 60 .* xx - (((xx.^2 + xx + 0.1).^6)/((xx+1).^6)) - 10 .* xx .* exp(-xx);</text:p>
      <text:p text:style-name="P18">% yy = abs(fpf(1, xx) - fp(1));</text:p>
      <text:p text:style-name="P18">% plottar funktionen</text:p>
      <text:p text:style-name="P14">yy = [];</text:p>
      <text:p text:style-name="P15"><text:span text:style-name="T6">for</text:span><text:span text:style-name="T1"> a = xx</text:span></text:p>
      <text:p text:style-name="P14"><text:soft-page-break/><text:s text:c="4"/>yy = [yy abs(fpc(1, a) - fp(1))];</text:p>
      <text:p text:style-name="P19">end</text:p>
      <text:p text:style-name="P15"><text:span text:style-name="T1">hold </text:span><text:span text:style-name="T4">off</text:span></text:p>
      <text:p text:style-name="P15"><text:span text:style-name="T1">loglog(h, abs(diff_fpc_fp_1), </text:span><text:span text:style-name="T4">'r'</text:span><text:span text:style-name="T1">) </text:span><text:span text:style-name="T5">% IMPORTANTE MUCHO</text:span></text:p>
      <text:p text:style-name="P15"><text:span text:style-name="T1">hold </text:span><text:span text:style-name="T4">on</text:span></text:p>
      <text:p text:style-name="P15"><text:span text:style-name="T1">loglog(h, abs(diff_fpc_fp_02), </text:span><text:span text:style-name="T4">'g'</text:span><text:span text:style-name="T1">)</text:span></text:p>
      <text:p text:style-name="P15"><text:span text:style-name="T1">loglog(h, abs(diff_fpf_fp_02), </text:span><text:span text:style-name="T4">'b'</text:span><text:span text:style-name="T1">)</text:span></text:p>
      <text:p text:style-name="P15"><text:span text:style-name="T1">loglog(h, abs(diff_fpf_fp_1), </text:span><text:span text:style-name="T4">'c'</text:span><text:span text:style-name="T1">)</text:span></text:p>
      <text:p text:style-name="P2"/>
      <text:p text:style-name="P5"><text:s/></text:p>
      <text:p text:style-name="P10"><text:span text:style-name="T2"><draw:frame draw:style-name="fr1" draw:name="graphics10" text:anchor-type="as-char" svg:width="14.843cm" svg:height="6.985cm" draw:z-index="5"><draw:image xlink:href="http://i.gyazo.com/e5c7e982488a35c33184e9251fcb3e4d.png" xlink:type="simple" xlink:show="embed" xlink:actuate="onLoad"/></draw:frame></text:span><text:span text:style-name="T2"> </text:span><text:span text:style-name="T2"><text:s/></text:span></text:p>
      <text:p text:style-name="P5"><draw:frame draw:style-name="fr3" draw:name="graphics11" text:anchor-type="as-char" svg:width="13.811cm" svg:height="10.504cm" draw:z-index="6"><draw:image xlink:href="http://i.gyazo.com/d0265ba57262c6c0424e1ebd1a7acb47.png" xlink:type="simple" xlink:show="embed" xlink:actuate="onLoad"/></draw:frame> <text:s/></text:p>
      <text:p text:style-name="P5"/>
      <text:p text:style-name="P22">Grön - Centraldifferens, x=0.2</text:p>
      <text:p text:style-name="P21">Röd - Centraldifferens, x=1</text:p>
      <text:p text:style-name="P20">Blå - Framåtdifferens, x=0.2</text:p>
      <text:p text:style-name="P23">Turkos - Framåtdifferens, x=1</text:p>
      <text:p text:style-name="P5"/>
      <text:p text:style-name="P5"/>
      <text:p text:style-name="P5"/>
      <text:p text:style-name="P5"><text:soft-page-break/>Uppgift 4.</text:p>
      <text:p text:style-name="P5"/>
      <text:p text:style-name="P4">a) x^6 + 2 * x^4 - 2 * x^2 = 10^6</text:p>
      <text:p text:style-name="P2">x = 10 =&gt; 1019800 = ~10^6</text:p>
      <text:p text:style-name="P2"><text:s/></text:p>
      <text:p text:style-name="P2">b) x - 10^-3 + x^4 = 0</text:p>
      <text:p text:style-name="P2">x = 10^-3 =&gt; ~0</text:p>
      <text:p text:style-name="P2"><text:s/></text:p>
      <text:p text:style-name="P2">c) x + x^4 = 100</text:p>
      <text:p text:style-name="P2">x = 4 =&gt; 260</text:p>
      <text:p text:style-name="P2">x = 3 =&gt; 84</text:p>
      <text:p text:style-name="P2">x = 3.1 =&gt; ~92.16</text:p>
      <text:p text:style-name="P2">x = 3.2 =&gt; ~103</text:p>
      <text:p text:style-name="P2"><text:s/></text:p>
      <text:p text:style-name="P2">d) x^-4 + e^(x-100) = 10^4</text:p>
      <text:p text:style-name="P2">x = 4*ln(10) + 100 = ~109 =&gt; ~10^4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Uppgift 5.</text:p>
      <text:p text:style-name="P5"/>
      <text:p text:style-name="P11">% FrÃ¥gor: </text:p>
      <text:p text:style-name="P18">% * Uppvisar iterationerna kvadratisk konvergens? </text:p>
      <text:p text:style-name="P18">% Svar: Ja, som man kan se i utskriften disp(h)</text:p>
      <text:p text:style-name="P18">%</text:p>
      <text:p text:style-name="P18">% * Kan du uppskatta den asymptotiska felkonstanten fÃ¶r de tvÃ¥ rÃ¶tterna. Hur skattas felet? </text:p>
      <text:p text:style-name="P18">% Svar: f'(x)/2f''(x) fÃ¶r de x-vÃ¤rden som finns fÃ¶r rÃ¶tterna</text:p>
      <text:p text:style-name="P18">%</text:p>
      <text:p text:style-name="P18">% * Ange en grÃ¤ns fÃ¶r felet?</text:p>
      <text:p text:style-name="P18">% Svar: Felet avgrÃ¤nsas till 10^-7. DÃ¥ felet kommer vara &lt;= abs(f / fp * x) sÃ¥ kommer </text:p>
      <text:p text:style-name="P18">% det i den hÃ¤r uppgiften att vara 10^-6. Men dÃ¥ talet kan vara lika med 10^-6 sÃ¥ vÃ¤ljer </text:p>
      <text:p text:style-name="P18">% vi istÃ¤llet 10^-7 som felgrÃ¤ns.</text:p>
      <text:p text:style-name="P18"><text:s/></text:p>
      <text:p text:style-name="P18"><text:s/></text:p>
      <text:p text:style-name="P18">% funktionen</text:p>
      <text:p text:style-name="P14">f = @(x) 60*x - (((x.^2 + x + 0.1).^6)/((x+1).^6)) - 10*x.*exp(-x);</text:p>
      <text:p text:style-name="P14">fp = @(x) 60 - 6 * (2*x + 1) * (x.^2 + x + 0.1).^5 / ((x+1).^6) + 6 * (x.^2 + x + 0.1).^6 / ((x+1).^7) + 10 * x * exp(-x) - 10 * exp(-x);</text:p>
      <text:p text:style-name="P14">fb = @(x) 6 * (x^2 + x + 0.1)^4 / (x + 1)^6 * (-7 * (x^2 + x + 0.1)^2 / (x + 1)^2 + 12 * (2*x + 1) * (x^2 + x + 0.1) / (x + 1) - 2 * (x^2 + x + 0.1) - 5 * (2*x + 1)^2) + 10 * exp(-x) * (2 - x)</text:p>
      <text:p text:style-name="P14"><text:s/></text:p>
      <text:p text:style-name="P18">% funktionen deriveras numeriskt med central differens</text:p>
      <text:p text:style-name="P18">% approxiamationssteget Ã¤r 10^-3</text:p>
      <text:p text:style-name="P14">hh = 1E-3;</text:p>
      <text:p text:style-name="P14">fp = @(x) (f(x+hh) - f(x-hh))/(2*hh);</text:p>
      <text:p text:style-name="P14"><text:s/></text:p>
      <text:p text:style-name="P18">% itererar med newton-raphson far att hitta nollstÃ¤lle fÃ¶r funktionen</text:p>
      <text:p text:style-name="P15"><text:span text:style-name="T1">format </text:span><text:span text:style-name="T4">compact</text:span></text:p>
      <text:p text:style-name="P15"><text:span text:style-name="T6">for</text:span><text:span text:style-name="T1"> x = [0.1, 2] </text:span><text:span text:style-name="T7">% Startvärden</text:span></text:p>
      <text:p text:style-name="P14"><text:s text:c="4"/>h = 10;</text:p>
      <text:p text:style-name="P14"><text:s text:c="4"/></text:p>
      <text:p text:style-name="P15"><text:span text:style-name="T1"><text:s text:c="4"/>disp([</text:span><text:span text:style-name="T4">' <text:s text:c="3"/>h'</text:span><text:span text:style-name="T1"> </text:span><text:span text:style-name="T4">' <text:s text:c="8"/>x'</text:span><text:span text:style-name="T1"> </text:span><text:span text:style-name="T4">' <text:s text:c="7"/>f(x)'</text:span><text:span text:style-name="T1">])</text:span></text:p>
      <text:p text:style-name="P15"><text:span text:style-name="T1"><text:s text:c="4"/></text:span><text:span text:style-name="T5">% iterar tills forandringsvÃ¤rdet (h) ar mindre an en miljontedel</text:span></text:p>
      <text:p text:style-name="P15"><text:span text:style-name="T1"><text:s text:c="4"/></text:span><text:span text:style-name="T5">% relativt x</text:span></text:p>
      <text:p text:style-name="P15"><text:span text:style-name="T1"><text:s text:c="4"/></text:span><text:span text:style-name="T6">while</text:span><text:span text:style-name="T1"> abs(h/x) &gt; 1E-7,</text:span></text:p>
      <text:p text:style-name="P14"><text:s text:c="8"/>fval = f(x);</text:p>
      <text:p text:style-name="P14"><text:s text:c="8"/>fpval = fp(x);</text:p>
      <text:p text:style-name="P14"><text:s text:c="8"/>h = (fval/fpval);</text:p>
      <text:p text:style-name="P14"><text:s text:c="8"/>disp([h x fval])</text:p>
      <text:p text:style-name="P14"><text:s text:c="8"/>x = x-h;</text:p>
      <text:p text:style-name="P15"><text:span text:style-name="T1"><text:s text:c="4"/></text:span><text:span text:style-name="T6">end</text:span></text:p>
      <text:p text:style-name="P14"><text:s text:c="4"/>x</text:p>
      <text:p text:style-name="P19">end</text:p>
      <text:p text:style-name="P19"><text:s/></text:p>
      <text:p text:style-name="P14">felkonstant_2_e_8 = fb(2.0*1E-8)/(2 * fp(2.0*1E-8))</text:p>
      <text:p text:style-name="P14">felkonstant_2_2224 = fb(2.2224)/(2 * fp(2.2224))</text:p>
      <text:p text:style-name="P2"/>
      <text:p text:style-name="P9"/>
      <text:p text:style-name="P10"><text:span text:style-name="T2"><text:s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draw:frame draw:style-name="fr3" draw:name="graphics12" text:anchor-type="as-char" svg:width="7.726cm" svg:height="11.139cm" draw:z-index="7"><draw:image xlink:href="http://i.gyazo.com/d0150aa868941c845e9d2b18d4a529f7.png" xlink:type="simple" xlink:show="embed" xlink:actuate="onLoad"/></draw:frame> </text:p>
      <text:p text:style-name="P5"/>
      <text:p text:style-name="P5">Felkonstant: f''(x)/(2*f'(x)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Uppgift 6.</text:p>
      <text:p text:style-name="P4"/>
      <text:p text:style-name="P4">Hittar fyra par av y och z som startvärden för newton-raphson</text:p>
      <text:p text:style-name="P4"/>
      <text:p text:style-name="P2">f1 = @(x, y, z) sin(x) + y.^2 + log(z) - 3;</text:p>
      <text:p text:style-name="P2">f2 = @(x, y, z) 3*x + <text:s text:c="3"/>2.^y - z.^3;</text:p>
      <text:p text:style-name="P2">f3 = @(x, y, z) x.^2 + <text:s text:c="3"/>y.^2 + z.^3 - 6;</text:p>
      <text:p text:style-name="P2"><text:s/></text:p>
      <text:p text:style-name="P6"><text:span text:style-name="T1">elx = @(y, z) (z.^3 - 2.^y)/3; </text:span><text:span text:style-name="T5">% bryt ut x ur f2</text:span></text:p>
      <text:p text:style-name="P11">% Derivative of elx by y and z</text:p>
      <text:p text:style-name="P2">delxy = @(y, z) -(log(2)*2.^y)/3;</text:p>
      <text:p text:style-name="P2">delxz = @(y, z) (3*z.^2)/3;</text:p>
      <text:p text:style-name="P2"><text:s/></text:p>
      <text:p text:style-name="P11">%substitute x for elx in f1 and f3</text:p>
      <text:p text:style-name="P2">f1n = @(y, z) f1(elx(y, z), y, z); </text:p>
      <text:p text:style-name="P2">f3n = @(y, z) f3(elx(y, z), y, z); </text:p>
      <text:p text:style-name="P2"><text:s/></text:p>
      <text:p text:style-name="P11">% Derivative of ¨f1n and f3n by y and z</text:p>
      <text:p text:style-name="P2">df1ny = @(y, z) delxy(y, z)*cos(elx(y,z)) + 2*y;</text:p>
      <text:p text:style-name="P2">df1nz = @(y, z) delxz(y, z)*cos(elx(y,z)) + 1/z;</text:p>
      <text:p text:style-name="P2">df3ny = @(y, z) delxy(y, z)*2*elx(y, z) + 2*y;</text:p>
      <text:p text:style-name="P2">df3nz = @(y, z) delxz(y, z)*2*elx(y, z) + 3*z.^2;</text:p>
      <text:p text:style-name="P2"><text:s/></text:p>
      <text:p text:style-name="P11">% Phi as described by assignment 0 at root</text:p>
      <text:p text:style-name="P2">phi = @(y, z) (f1n(y, z)-3).^2 + (f3n(y, z)-6).^2;</text:p>
      <text:p text:style-name="P2"><text:s/></text:p>
      <text:p text:style-name="P2">[X, Y] = meshgrid([-10:0.02:10], [0:0.01:10]);</text:p>
      <text:p text:style-name="P2">t = [1:100];</text:p>
      <text:p text:style-name="P2">surfc(X, Y ,phi(X, Y))</text:p>
      <text:p text:style-name="P11">% Shows the interesting intervall</text:p>
      <text:p text:style-name="P2">axis([-5 10 -5 9 0 0.9])</text:p>
      <text:p text:style-name="P5"/>
      <text:p text:style-name="P10"><text:span text:style-name="T2"><draw:frame draw:style-name="fr1" draw:name="graphics8" text:anchor-type="as-char" svg:width="11cm" svg:height="9.885cm" draw:z-index="4"><draw:image xlink:href="http://i.gyazo.com/522cb522c4f15c01d863edf3189b21b6.png" xlink:type="simple" xlink:show="embed" xlink:actuate="onLoad"/></draw:frame></text:span><text:span text:style-name="T2"> </text:span></text:p>
      <text:p text:style-name="P2"/>
      <text:p text:style-name="P2">format <text:span text:style-name="T4">compact</text:span></text:p>
      <text:p text:style-name="P14">f1 = @(x, y, z) sin(x) + y.^2 + log(z) - 3;</text:p>
      <text:p text:style-name="P14">f2 = @(x, y, z) 3*x + <text:s text:c="3"/>2.^y - z.^3;</text:p>
      <text:p text:style-name="P14">f3 = @(x, y, z) x.^2 + <text:s text:c="3"/>y.^2 + z.^3 - 6;</text:p>
      <text:p text:style-name="P14"><text:s/></text:p>
      <text:p text:style-name="P18"><text:soft-page-break/>% Derivator med avseende på x, y eller z</text:p>
      <text:p text:style-name="P18"><text:s/></text:p>
      <text:p text:style-name="P14">df1x = @(x) cos(x);</text:p>
      <text:p text:style-name="P14">df1y = @(y) 2*y;</text:p>
      <text:p text:style-name="P14">df1z = @(z) 1/z;</text:p>
      <text:p text:style-name="P14"><text:s/></text:p>
      <text:p text:style-name="P14">df2x = @(x) 3;</text:p>
      <text:p text:style-name="P14">df2y = @(y) log(2)*2.^y;</text:p>
      <text:p text:style-name="P14">df2z = @(z) -3*z.^2;</text:p>
      <text:p text:style-name="P14"><text:s/></text:p>
      <text:p text:style-name="P14">df3x = @(x) 2*x;</text:p>
      <text:p text:style-name="P14">df3y = @(y) 2*y;</text:p>
      <text:p text:style-name="P14">df3z = @(z) 3*z.^2;</text:p>
      <text:p text:style-name="P14"><text:s/></text:p>
      <text:p text:style-name="P14">i = 0;</text:p>
      <text:p text:style-name="P14">dtnorm = 10;</text:p>
      <text:p text:style-name="P14">ys = [1.5 -1.4 2.0 -2.5];</text:p>
      <text:p text:style-name="P14">zs = [1.5 1.5 0.8 0.05];</text:p>
      <text:p text:style-name="P14">xs = (zs.^3 - 2.^ys)/3</text:p>
      <text:p text:style-name="P14">result = [];</text:p>
      <text:p text:style-name="P15"><text:span text:style-name="T1">disp([</text:span><text:span text:style-name="T4">' <text:s text:c="3"/>h'</text:span><text:span text:style-name="T1">])</text:span></text:p>
      <text:p text:style-name="P15"><text:span text:style-name="T6">for</text:span><text:span text:style-name="T1"> n = 1:4</text:span></text:p>
      <text:p text:style-name="P14"><text:s text:c="4"/>t = [xs(n) ys(n) zs(n)];</text:p>
      <text:p text:style-name="P15"><text:span text:style-name="T1"><text:s text:c="5"/></text:span><text:span text:style-name="T5">% Dålig konvergens kräver högt tak för i</text:span></text:p>
      <text:p text:style-name="P14"><text:s text:c="5"/>dtnorm = 10;</text:p>
      <text:p text:style-name="P14"><text:s text:c="5"/>i = 0;</text:p>
      <text:p text:style-name="P15"><text:span text:style-name="T1"><text:s text:c="4"/></text:span><text:span text:style-name="T6">while</text:span><text:span text:style-name="T1"> dtnorm &gt; 1E-6 &amp; i &lt; 20,</text:span></text:p>
      <text:p text:style-name="P14"><text:s text:c="8"/>x = t(1);</text:p>
      <text:p text:style-name="P14"><text:s text:c="8"/>y = t(2);</text:p>
      <text:p text:style-name="P14"><text:s text:c="8"/>z = t(3);</text:p>
      <text:p text:style-name="P14"><text:s text:c="8"/>f = [f1(x, y, z);</text:p>
      <text:p text:style-name="P14"><text:s text:c="13"/>f2(x, y, z);</text:p>
      <text:p text:style-name="P14"><text:s text:c="13"/>f3(x, y, z)];</text:p>
      <text:p text:style-name="P14"><text:s text:c="8"/>J = [df1x(x) df1y(y) df1z(z);</text:p>
      <text:p text:style-name="P14"><text:s text:c="13"/>df2x(x) df2y(y) df2z(z);</text:p>
      <text:p text:style-name="P14"><text:s text:c="13"/>df3x(x) df3y(y) df3z(z)];</text:p>
      <text:p text:style-name="P14"><text:s text:c="8"/>dt = -J\f;</text:p>
      <text:p text:style-name="P14"><text:s text:c="8"/>t = t+dt';</text:p>
      <text:p text:style-name="P15"><text:span text:style-name="T1"><text:s text:c="8"/>dtnorm = norm(dt, Inf); </text:span><text:span text:style-name="T5">% Felvektorns längd</text:span></text:p>
      <text:p text:style-name="P14"><text:s text:c="8"/>i = i+1;</text:p>
      <text:p text:style-name="P14"><text:s text:c="8"/>disp([f1(x, y, z) - f1(t(1), t(2), t(3))])</text:p>
      <text:p text:style-name="P15"><text:span text:style-name="T1"><text:s text:c="4"/></text:span><text:span text:style-name="T6">end</text:span></text:p>
      <text:p text:style-name="P14"><text:s text:c="4"/>result = [result; t];</text:p>
      <text:p text:style-name="P14"><text:s text:c="4"/>i</text:p>
      <text:p text:style-name="P19">end</text:p>
      <text:p text:style-name="P15"><text:span text:style-name="T1">disp([</text:span><text:span text:style-name="T4">' <text:s text:c="3"/>x <text:s text:c="8"/>y <text:s text:c="8"/>z'</text:span><text:span text:style-name="T1">])</text:span></text:p>
      <text:p text:style-name="P14">disp([result])</text:p>
      <text:p text:style-name="P14"><text:s/></text:p>
      <text:p text:style-name="P24"/>
      <text:p text:style-name="P2"/>
      <text:p text:style-name="P9"><text:soft-page-break/><text:span text:style-name="T3"><text:s/></text:span><draw:frame draw:style-name="fr3" draw:name="graphics13" text:anchor-type="as-char" svg:width="7.329cm" svg:height="13.335cm" draw:z-index="8"><draw:image xlink:href="http://i.gyazo.com/a22c2535effcd294c0405fe40a6bb919.png" xlink:type="simple" xlink:show="embed" xlink:actuate="onLoad"/></draw:frame> </text:p>
      <text:p text:style-name="P9"/>
      <text:p text:style-name="P2"><text:s/></text:p>
      <text:p text:style-name="P5"/>
      <text:p text:style-name="P5"><text:s/></text:p>
      <text:p text:style-name="P5"/>
      <text:p text:style-name="P5">Result består av [x0, y0, z0</text:p>
      <text:p text:style-name="P5"><text:tab/><text:tab/><text:tab/> <text:s text:c="2"/>x1, y1, z1</text:p>
      <text:p text:style-name="P5"><text:tab/><text:tab/><text:tab/> <text:s text:c="2"/>x2, y2, z2</text:p>
      <text:p text:style-name="P5"><text:tab/><text:tab/><text:tab/> <text:s text:c="2"/>x3, y3, z3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</meta:initial-creator>
    <meta:creation-date>2014-09-25T23:05:01.98</meta:creation-date>
    <dc:date>2014-10-03T00:46:08.98</dc:date>
    <dc:creator>A S</dc:creator>
    <meta:editing-duration>P1DT20H25M59S</meta:editing-duration>
    <meta:editing-cycles>29</meta:editing-cycles>
    <meta:generator>OpenOffice/4.0.0$Win32 OpenOffice.org_project/400m3$Build-9702</meta:generator>
    <meta:document-statistic meta:table-count="0" meta:image-count="9" meta:object-count="0" meta:page-count="12" meta:paragraph-count="321" meta:word-count="1521" meta:character-count="8153"/>
  </office:meta>
</office:document-meta>
</file>